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1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 Sans Unicode" svg:font-family="'Lucida Sans Unicode'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1" svg:font-family="Tahoma"/>
    <style:font-face style:name="Tahoma" svg:font-family="Tahoma, 'Lucida Grande CE', lucida, sans-serif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1" svg:font-family="'Lucida Sans Unicode'" style:font-pitch="variable"/>
    <style:font-face style:name="Mangal" svg:font-family="Mangal" style:font-pitch="variable"/>
    <style:font-face style:name="Georgia2" svg:font-family="Georgia" style:font-adornments="Bold" style:font-family-generic="roman" style:font-pitch="variable"/>
    <style:font-face style:name="Georgia1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3f676b5f" officeooo:paragraph-rsid="3f676b5f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ce63539" officeooo:paragraph-rsid="410d52db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P4" style:family="paragraph" style:parent-style-name="Text_20_body">
      <style:text-properties officeooo:paragraph-rsid="0ce95318"/>
    </style:style>
    <style:style style:name="P5" style:family="paragraph" style:parent-style-name="Text_20_body">
      <style:paragraph-properties fo:text-align="center" style:justify-single-word="false"/>
      <style:text-properties officeooo:paragraph-rsid="0ce719f8"/>
    </style:style>
    <style:style style:name="P6" style:family="paragraph" style:parent-style-name="Text_20_body">
      <style:text-properties officeooo:paragraph-rsid="410d52db"/>
    </style:style>
    <style:style style:name="P7" style:family="paragraph" style:parent-style-name="Text_20_body">
      <style:paragraph-properties fo:text-align="end" style:justify-single-word="false"/>
      <style:text-properties officeooo:paragraph-rsid="2590605e"/>
    </style:style>
    <style:style style:name="P8" style:family="paragraph" style:parent-style-name="Text_20_body">
      <style:text-properties officeooo:paragraph-rsid="47979363"/>
    </style:style>
    <style:style style:name="P9" style:family="paragraph" style:parent-style-name="Text_20_body">
      <style:text-properties officeooo:rsid="47d72c9f" officeooo:paragraph-rsid="47d72c9f"/>
    </style:style>
    <style:style style:name="P10" style:family="paragraph" style:parent-style-name="Text_20_body">
      <style:text-properties officeooo:rsid="47d7a48c" officeooo:paragraph-rsid="47d7a48c"/>
    </style:style>
    <style:style style:name="P11" style:family="paragraph" style:parent-style-name="Text_20_body">
      <style:text-properties officeooo:rsid="47d987a1" officeooo:paragraph-rsid="47d987a1"/>
    </style:style>
    <style:style style:name="P12" style:family="paragraph" style:parent-style-name="Text_20_body">
      <style:text-properties officeooo:rsid="47d9f58e" officeooo:paragraph-rsid="47d9f58e"/>
    </style:style>
    <style:style style:name="P13" style:family="paragraph" style:parent-style-name="Text_20_body">
      <style:text-properties officeooo:rsid="47dc277a" officeooo:paragraph-rsid="47dc277a"/>
    </style:style>
    <style:style style:name="P14" style:family="paragraph" style:parent-style-name="Text_20_body">
      <style:text-properties officeooo:rsid="47e03e32" officeooo:paragraph-rsid="47e03e32"/>
    </style:style>
    <style:style style:name="P15" style:family="paragraph" style:parent-style-name="Text_20_body">
      <style:text-properties style:use-window-font-color="true" style:font-name="Georgia" fo:font-size="10pt" fo:letter-spacing="0.004cm" fo:language="cs" fo:country="CZ" fo:font-style="normal" officeooo:rsid="47d4540a" officeooo:paragraph-rsid="47d4540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6" style:family="paragraph" style:parent-style-name="Text_20_body">
      <style:text-properties style:use-window-font-color="true" style:font-name="Georgia" fo:font-size="10pt" fo:letter-spacing="0.004cm" fo:language="cs" fo:country="CZ" fo:font-style="normal" officeooo:rsid="47d4c15c" officeooo:paragraph-rsid="47d4c15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7" style:family="paragraph" style:parent-style-name="Text_20_body">
      <style:text-properties style:use-window-font-color="true" style:font-name="Georgia" fo:font-size="10pt" fo:letter-spacing="0.004cm" fo:language="cs" fo:country="CZ" fo:font-style="normal" officeooo:rsid="47d57913" officeooo:paragraph-rsid="47d5791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8" style:family="paragraph" style:parent-style-name="Text_20_body">
      <style:text-properties style:use-window-font-color="true" style:font-name="Georgia" fo:font-size="10pt" fo:letter-spacing="0.004cm" fo:language="cs" fo:country="CZ" fo:font-style="normal" officeooo:rsid="47d64c38" officeooo:paragraph-rsid="47d64c3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9" style:family="paragraph" style:parent-style-name="Text_20_body">
      <style:text-properties style:use-window-font-color="true" style:font-name="Georgia" fo:font-size="10pt" fo:letter-spacing="0.004cm" fo:language="cs" fo:country="CZ" fo:font-style="normal" officeooo:rsid="47d6436b" officeooo:paragraph-rsid="47d6436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20" style:family="paragraph" style:parent-style-name="Text_20_body">
      <style:text-properties officeooo:rsid="47e1ac2a" officeooo:paragraph-rsid="47e1ac2a"/>
    </style:style>
    <style:style style:name="P21" style:family="paragraph" style:parent-style-name="Text_20_body">
      <style:text-properties officeooo:rsid="47e2e9b3" officeooo:paragraph-rsid="47e2e9b3"/>
    </style:style>
    <style:style style:name="P22" style:family="paragraph" style:parent-style-name="Text_20_body">
      <style:text-properties officeooo:rsid="47e4e140" officeooo:paragraph-rsid="47e4e140"/>
    </style:style>
    <style:style style:name="P23" style:family="paragraph" style:parent-style-name="Text_20_body">
      <style:text-properties officeooo:paragraph-rsid="47e4e140"/>
    </style:style>
    <style:style style:name="P24" style:family="paragraph" style:parent-style-name="Text_20_body">
      <style:text-properties officeooo:paragraph-rsid="47d987a1"/>
    </style:style>
    <style:style style:name="P25" style:family="paragraph" style:parent-style-name="Text_20_body">
      <style:text-properties officeooo:rsid="47eda599" officeooo:paragraph-rsid="47e2e9b3"/>
    </style:style>
    <style:style style:name="P26" style:family="paragraph" style:parent-style-name="Text_20_body">
      <style:text-properties officeooo:rsid="47eea893" officeooo:paragraph-rsid="47eea893"/>
    </style:style>
    <style:style style:name="P27" style:family="paragraph" style:parent-style-name="Text_20_body">
      <style:text-properties officeooo:rsid="47f01811" officeooo:paragraph-rsid="47f01811"/>
    </style:style>
    <style:style style:name="P28" style:family="paragraph" style:parent-style-name="Text_20_body">
      <style:text-properties officeooo:rsid="47f35c8c" officeooo:paragraph-rsid="47f35c8c"/>
    </style:style>
    <style:style style:name="P29" style:family="paragraph" style:parent-style-name="Text_20_body">
      <style:text-properties officeooo:paragraph-rsid="47f610c4"/>
    </style:style>
    <style:style style:name="P30" style:family="paragraph" style:parent-style-name="Text_20_body">
      <style:text-properties officeooo:paragraph-rsid="47e779e6"/>
    </style:style>
    <style:style style:name="P31" style:family="paragraph" style:parent-style-name="Text_20_body">
      <style:text-properties officeooo:rsid="47f723b7" officeooo:paragraph-rsid="47f723b7"/>
    </style:style>
    <style:style style:name="P32" style:family="paragraph" style:parent-style-name="Text_20_body">
      <style:text-properties officeooo:rsid="47f7748f" officeooo:paragraph-rsid="47f7748f"/>
    </style:style>
    <style:style style:name="P33" style:family="paragraph" style:parent-style-name="Standard">
      <style:paragraph-properties fo:text-align="center" style:justify-single-word="false"/>
      <style:text-properties officeooo:rsid="057aae1d" officeooo:paragraph-rsid="410d52db"/>
    </style:style>
    <style:style style:name="P34" style:family="paragraph" style:parent-style-name="Standard">
      <style:paragraph-properties fo:text-align="center" style:justify-single-word="false"/>
      <style:text-properties fo:font-size="22pt" officeooo:rsid="05ab83ad" officeooo:paragraph-rsid="410d52db" style:font-size-asian="22pt" style:font-size-complex="22pt"/>
    </style:style>
    <style:style style:name="P35" style:family="paragraph" style:parent-style-name="Standard">
      <style:paragraph-properties fo:text-align="center" style:justify-single-word="false"/>
      <style:text-properties fo:font-size="22pt" officeooo:rsid="2049b142" officeooo:paragraph-rsid="410d52db" style:font-size-asian="22pt" style:font-size-complex="22pt"/>
    </style:style>
    <style:style style:name="P36" style:family="paragraph" style:parent-style-name="Standard">
      <style:paragraph-properties fo:text-align="center" style:justify-single-word="false"/>
      <style:text-properties fo:font-size="12pt" officeooo:rsid="07a6c582" officeooo:paragraph-rsid="410d52db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fo:font-size="60pt" fo:font-weight="bold" officeooo:rsid="201b9161" officeooo:paragraph-rsid="410d52db" style:font-size-asian="60pt" style:font-weight-asian="bold" style:font-size-complex="60pt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size="26pt" officeooo:rsid="201c3ea4" officeooo:paragraph-rsid="410d52db" style:font-size-asian="26pt" style:font-size-complex="26pt"/>
    </style:style>
    <style:style style:name="P39" style:family="paragraph" style:parent-style-name="Standard">
      <style:paragraph-properties fo:text-align="center" style:justify-single-word="false"/>
      <style:text-properties style:use-window-font-color="true" style:font-name="Times New Roman" fo:font-size="28pt" fo:language="cs" fo:country="CZ" officeooo:rsid="475f006f" officeooo:paragraph-rsid="475f006f" style:letter-kerning="true" style:font-name-asian="Times New Roman" style:font-size-asian="24.5pt" style:language-asian="zxx" style:country-asian="none" style:font-name-complex="Times New Roman" style:font-size-complex="28pt" style:language-complex="ar" style:country-complex="SA"/>
    </style:style>
    <style:style style:name="P40" style:family="paragraph" style:parent-style-name="Example_20_Header">
      <style:text-properties officeooo:paragraph-rsid="0ce95318"/>
    </style:style>
    <style:style style:name="P4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4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ff" fo:letter-spacing="normal" loext:padding="0cm" loext:border="none"/>
    </style:style>
    <style:style style:name="P4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ff" style:font-name="Tahoma" fo:font-size="11pt" fo:letter-spacing="normal" fo:font-style="italic" style:text-underline-style="solid" style:text-underline-width="auto" style:text-underline-color="font-color" fo:font-weight="normal" loext:padding="0cm" loext:border="none"/>
    </style:style>
    <style:style style:name="P4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ff" style:font-name="Tahoma" fo:font-size="11pt" fo:letter-spacing="normal" fo:font-style="italic" fo:font-weight="normal" loext:padding="0cm" loext:border="none"/>
    </style:style>
    <style:style style:name="P45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47" style:family="paragraph" style:parent-style-name="Contents_20_3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48" style:family="paragraph" style:parent-style-name="Heading_20_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49" style:family="paragraph" style:parent-style-name="Heading_20_2">
      <style:text-properties officeooo:rsid="44ed83b1" officeooo:paragraph-rsid="44ed83b1"/>
    </style:style>
    <style:style style:name="P50" style:family="paragraph" style:parent-style-name="Heading_20_3">
      <style:text-properties officeooo:rsid="47d987a1" officeooo:paragraph-rsid="47e05868"/>
    </style:style>
    <style:style style:name="P51" style:family="paragraph" style:parent-style-name="Heading_20_3">
      <style:text-properties officeooo:rsid="481f3497" officeooo:paragraph-rsid="481f3497"/>
    </style:style>
    <style:style style:name="P52" style:family="paragraph" style:parent-style-name="Text_20_body" style:master-page-name="Standard">
      <style:paragraph-properties fo:text-align="end" style:justify-single-word="false" style:page-number="auto"/>
      <style:text-properties officeooo:rsid="46e075e5" officeooo:paragraph-rsid="46e075e5"/>
    </style:style>
    <style:style style:name="P53" style:family="paragraph" style:parent-style-name="Text_20_body">
      <style:text-properties officeooo:rsid="47f8e240" officeooo:paragraph-rsid="47f8e240"/>
    </style:style>
    <style:style style:name="P54" style:family="paragraph" style:parent-style-name="Text_20_body">
      <style:text-properties officeooo:rsid="48056660" officeooo:paragraph-rsid="48056660"/>
    </style:style>
    <style:style style:name="P55" style:family="paragraph" style:parent-style-name="Text_20_body">
      <style:text-properties officeooo:rsid="4805ec7b" officeooo:paragraph-rsid="4805ec7b"/>
    </style:style>
    <style:style style:name="P56" style:family="paragraph" style:parent-style-name="Text_20_body">
      <style:text-properties officeooo:rsid="4806587e" officeooo:paragraph-rsid="4806587e"/>
    </style:style>
    <style:style style:name="P57" style:family="paragraph" style:parent-style-name="Text_20_body">
      <style:text-properties officeooo:rsid="4806fd62" officeooo:paragraph-rsid="4806fd62"/>
    </style:style>
    <style:style style:name="P58" style:family="paragraph" style:parent-style-name="Text_20_body">
      <style:text-properties officeooo:rsid="48082185" officeooo:paragraph-rsid="48082185"/>
    </style:style>
    <style:style style:name="P59" style:family="paragraph" style:parent-style-name="Text_20_body">
      <style:text-properties officeooo:rsid="48082185" officeooo:paragraph-rsid="480cc07f"/>
    </style:style>
    <style:style style:name="P60" style:family="paragraph" style:parent-style-name="Text_20_body">
      <style:text-properties officeooo:rsid="480a2032" officeooo:paragraph-rsid="480a2032"/>
    </style:style>
    <style:style style:name="P61" style:family="paragraph" style:parent-style-name="Text_20_body">
      <style:text-properties officeooo:rsid="480d404f" officeooo:paragraph-rsid="480d404f"/>
    </style:style>
    <style:style style:name="P62" style:family="paragraph" style:parent-style-name="Text_20_body">
      <style:text-properties officeooo:rsid="480ff356" officeooo:paragraph-rsid="480ff356"/>
    </style:style>
    <style:style style:name="P63" style:family="paragraph" style:parent-style-name="Text_20_body">
      <style:text-properties officeooo:rsid="481519f1" officeooo:paragraph-rsid="481519f1"/>
    </style:style>
    <style:style style:name="P64" style:family="paragraph" style:parent-style-name="Text_20_body">
      <style:text-properties officeooo:rsid="4817195a" officeooo:paragraph-rsid="4817195a"/>
    </style:style>
    <style:style style:name="P65" style:family="paragraph" style:parent-style-name="Text_20_body">
      <style:text-properties officeooo:paragraph-rsid="481b9949"/>
    </style:style>
    <style:style style:name="P66" style:family="paragraph" style:parent-style-name="Text_20_body">
      <style:text-properties officeooo:rsid="481e471d" officeooo:paragraph-rsid="481e471d"/>
    </style:style>
    <style:style style:name="P67" style:family="paragraph" style:parent-style-name="Text_20_body">
      <style:text-properties officeooo:paragraph-rsid="481f3497"/>
    </style:style>
    <style:style style:name="P68" style:family="paragraph" style:parent-style-name="Text_20_body">
      <style:text-properties officeooo:rsid="482955b1" officeooo:paragraph-rsid="482955b1"/>
    </style:style>
    <style:style style:name="P69" style:family="paragraph" style:parent-style-name="Text_20_body">
      <style:text-properties officeooo:rsid="482cc270" officeooo:paragraph-rsid="482cc270"/>
    </style:style>
    <style:style style:name="P70" style:family="paragraph" style:parent-style-name="Text_20_body">
      <style:text-properties officeooo:rsid="482dbac6" officeooo:paragraph-rsid="482dbac6"/>
    </style:style>
    <style:style style:name="T1" style:family="text">
      <style:text-properties officeooo:rsid="447d1e3f"/>
    </style:style>
    <style:style style:name="T2" style:family="text">
      <style:text-properties style:use-window-font-color="true" style:font-name="Georgia" fo:font-size="10pt" fo:letter-spacing="0.004cm" fo:language="cs" fo:country="CZ" fo:font-style="normal" officeooo:rsid="4775fff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" style:family="text">
      <style:text-properties style:use-window-font-color="true" style:font-name="Georgia" fo:font-size="10pt" fo:letter-spacing="0.004cm" fo:language="cs" fo:country="CZ" fo:font-style="normal" officeooo:rsid="47773f7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" style:family="text">
      <style:text-properties style:use-window-font-color="true" style:font-name="Georgia" fo:font-size="10pt" fo:letter-spacing="0.004cm" fo:language="cs" fo:country="CZ" fo:font-style="normal" officeooo:rsid="47781ee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" style:family="text">
      <style:text-properties style:use-window-font-color="true" style:font-name="Georgia" fo:font-size="10pt" fo:letter-spacing="0.004cm" fo:language="cs" fo:country="CZ" fo:font-style="normal" officeooo:rsid="477900f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" style:family="text">
      <style:text-properties style:use-window-font-color="true" style:font-name="Georgia" fo:font-size="10pt" fo:letter-spacing="0.004cm" fo:language="cs" fo:country="CZ" fo:font-style="normal" officeooo:rsid="477d529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" style:family="text">
      <style:text-properties style:use-window-font-color="true" style:font-name="Georgia" fo:font-size="10pt" fo:letter-spacing="0.004cm" fo:language="cs" fo:country="CZ" fo:font-style="normal" officeooo:rsid="477e358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" style:family="text">
      <style:text-properties style:use-window-font-color="true" style:font-name="Georgia" fo:font-size="10pt" fo:letter-spacing="0.004cm" fo:language="cs" fo:country="CZ" fo:font-style="normal" officeooo:rsid="477f8fe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" style:family="text">
      <style:text-properties style:use-window-font-color="true" style:font-name="Georgia" fo:font-size="10pt" fo:letter-spacing="0.004cm" fo:language="cs" fo:country="CZ" fo:font-style="normal" officeooo:rsid="4780230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" style:family="text">
      <style:text-properties style:use-window-font-color="true" style:font-name="Georgia" fo:font-size="10pt" fo:letter-spacing="0.004cm" fo:language="cs" fo:country="CZ" fo:font-style="normal" officeooo:rsid="47820f9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" style:family="text">
      <style:text-properties style:use-window-font-color="true" style:font-name="Georgia" fo:font-size="10pt" fo:letter-spacing="0.004cm" fo:language="cs" fo:country="CZ" fo:font-style="normal" officeooo:rsid="47dcc6f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2" style:family="text">
      <style:text-properties style:use-window-font-color="true" style:font-name="Georgia" fo:font-size="10pt" fo:letter-spacing="0.004cm" fo:language="cs" fo:country="CZ" fo:font-style="normal" officeooo:rsid="47e779e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" style:family="text">
      <style:text-properties style:use-window-font-color="true" style:font-name="Georgia" fo:font-size="10pt" fo:letter-spacing="0.004cm" fo:language="cs" fo:country="CZ" fo:font-style="normal" officeooo:rsid="47dd476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" style:family="text">
      <style:text-properties style:use-window-font-color="true" style:font-name="Georgia" fo:font-size="10pt" fo:letter-spacing="0.004cm" fo:language="cs" fo:country="CZ" fo:font-style="normal" officeooo:rsid="47eb03b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5" style:family="text">
      <style:text-properties style:use-window-font-color="true" style:font-name="Georgia" fo:font-size="10pt" fo:letter-spacing="0.004cm" fo:language="cs" fo:country="CZ" fo:font-style="normal" officeooo:rsid="47eea89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6" style:family="text">
      <style:text-properties style:use-window-font-color="true" style:font-name="Georgia" fo:font-size="10pt" fo:letter-spacing="0.004cm" fo:language="cs" fo:country="CZ" fo:font-style="normal" officeooo:rsid="47f610c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7" style:family="text">
      <style:text-properties style:use-window-font-color="true" style:font-name="Georgia" fo:font-size="10pt" fo:letter-spacing="0.004cm" fo:language="cs" fo:country="CZ" fo:font-style="normal" officeooo:rsid="481f349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8" style:family="text">
      <style:text-properties officeooo:rsid="475f006f"/>
    </style:style>
    <style:style style:name="T19" style:family="text">
      <style:text-properties officeooo:rsid="4775fff6"/>
    </style:style>
    <style:style style:name="T20" style:family="text">
      <style:text-properties fo:color="#14beaa" officeooo:rsid="4775fff6"/>
    </style:style>
    <style:style style:name="T21" style:family="text">
      <style:text-properties fo:font-variant="normal" fo:text-transform="none" fo:color="#0000ff" style:font-name="Lucida Sans Unicode" fo:font-size="12pt" fo:letter-spacing="normal" fo:font-style="normal" style:text-underline-style="solid" style:text-underline-width="auto" style:text-underline-color="font-color" fo:font-weight="normal" loext:padding="0cm" loext:border="none"/>
    </style:style>
    <style:style style:name="T22" style:family="text">
      <style:text-properties fo:font-variant="normal" fo:text-transform="none" fo:color="#0000ff" style:font-name="Lucida Sans Unicode" fo:font-size="6pt" fo:letter-spacing="normal" fo:font-style="normal" fo:font-weight="normal" loext:padding="0cm" loext:border="none"/>
    </style:style>
    <style:style style:name="T23" style:family="text">
      <style:text-properties fo:font-variant="normal" fo:text-transform="none" fo:color="#0000ff" style:font-name="Tahoma" fo:font-size="11pt" fo:letter-spacing="normal" fo:font-style="normal" fo:font-weight="normal" loext:padding="0cm" loext:border="none"/>
    </style:style>
    <style:style style:name="T24" style:family="text">
      <style:text-properties officeooo:rsid="47dd4764"/>
    </style:style>
    <style:style style:name="T25" style:family="text">
      <style:text-properties officeooo:rsid="47e394b0"/>
    </style:style>
    <style:style style:name="T26" style:family="text">
      <style:text-properties officeooo:rsid="47e4e140"/>
    </style:style>
    <style:style style:name="T27" style:family="text">
      <style:text-properties officeooo:rsid="47e6507f"/>
    </style:style>
    <style:style style:name="T28" style:family="text">
      <style:text-properties officeooo:rsid="47e779e6"/>
    </style:style>
    <style:style style:name="T29" style:family="text">
      <style:text-properties officeooo:rsid="47d987a1"/>
    </style:style>
    <style:style style:name="T30" style:family="text">
      <style:text-properties officeooo:rsid="47f1e207"/>
    </style:style>
    <style:style style:name="T31" style:family="text">
      <style:text-properties officeooo:rsid="47f318c4"/>
    </style:style>
    <style:style style:name="T32" style:family="text">
      <style:text-properties officeooo:rsid="47f3d4e4"/>
    </style:style>
    <style:style style:name="T33" style:family="text">
      <style:text-properties officeooo:rsid="47f4ba6b"/>
    </style:style>
    <style:style style:name="T34" style:family="text">
      <style:text-properties officeooo:rsid="47f610c4"/>
    </style:style>
    <style:style style:name="T35" style:family="text">
      <style:text-properties officeooo:rsid="47faa6e1"/>
    </style:style>
    <style:style style:name="T36" style:family="text">
      <style:text-properties officeooo:rsid="47fda51c"/>
    </style:style>
    <style:style style:name="T37" style:family="text">
      <style:text-properties officeooo:rsid="47ff6de7"/>
    </style:style>
    <style:style style:name="T38" style:family="text">
      <style:text-properties officeooo:rsid="48011c97"/>
    </style:style>
    <style:style style:name="T39" style:family="text">
      <style:text-properties officeooo:rsid="4802e8ee"/>
    </style:style>
    <style:style style:name="T40" style:family="text">
      <style:text-properties officeooo:rsid="48039271"/>
    </style:style>
    <style:style style:name="T41" style:family="text">
      <style:text-properties officeooo:rsid="48056660"/>
    </style:style>
    <style:style style:name="T42" style:family="text">
      <style:text-properties officeooo:rsid="480e63af"/>
    </style:style>
    <style:style style:name="T43" style:family="text">
      <style:text-properties officeooo:rsid="4811f097"/>
    </style:style>
    <style:style style:name="T44" style:family="text">
      <style:text-properties officeooo:rsid="48135682"/>
    </style:style>
    <style:style style:name="T45" style:family="text">
      <style:text-properties officeooo:rsid="48152127"/>
    </style:style>
    <style:style style:name="T46" style:family="text">
      <style:text-properties officeooo:rsid="48186246"/>
    </style:style>
    <style:style style:name="T47" style:family="text">
      <style:text-properties officeooo:rsid="481a9286"/>
    </style:style>
    <style:style style:name="T48" style:family="text">
      <style:text-properties officeooo:rsid="481b9949"/>
    </style:style>
    <style:style style:name="T49" style:family="text">
      <style:text-properties officeooo:rsid="481e471d"/>
    </style:style>
    <style:style style:name="T50" style:family="text">
      <style:text-properties officeooo:rsid="481f3497"/>
    </style:style>
    <style:style style:name="T51" style:family="text">
      <style:text-properties officeooo:rsid="48231c75"/>
    </style:style>
    <style:style style:name="T52" style:family="text">
      <style:text-properties officeooo:rsid="4824aba6"/>
    </style:style>
    <style:style style:name="T53" style:family="text">
      <style:text-properties officeooo:rsid="4827a9bb"/>
    </style:style>
    <style:style style:name="T54" style:family="text">
      <style:text-properties officeooo:rsid="4829a400"/>
    </style:style>
    <style:style style:name="T55" style:family="text">
      <style:text-properties officeooo:rsid="482b6cac"/>
    </style:style>
    <style:style style:name="T56" style:family="text">
      <style:text-properties officeooo:rsid="482b85f7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lu</text:p>
      <text:p text:style-name="P7"/>
      <text:p text:style-name="P6"/>
      <text:p text:style-name="P6"/>
      <text:p text:style-name="P37">Dračák</text:p>
      <text:p text:style-name="P33"/>
      <text:p text:style-name="P33"/>
      <text:p text:style-name="P38">podle staré školy</text:p>
      <text:p text:style-name="P34"/>
      <text:p text:style-name="P39">BESTIÁŘ</text:p>
      <text:p text:style-name="P34"/>
      <text:p text:style-name="P35"/>
      <text:p text:style-name="P34"/>
      <text:p text:style-name="P34"/>
      <text:p text:style-name="P34"/>
      <text:p text:style-name="P34"/>
      <text:p text:style-name="P34"/>
      <text:p text:style-name="P36"><text:soft-page-break/></text:p>
      <text:p text:style-name="P2">Michal Světlý</text:p>
      <text:p text:style-name="P5"/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46"><text:a xlink:type="simple" xlink:href="#__RefHeading___Toc462_36631795" text:style-name="Internet_20_link" text:visited-style-name="Internet_20_link">TODO:</text:a><text:tab/>3</text:p>
          <text:p text:style-name="P45"><text:a xlink:type="simple" xlink:href="#__RefHeading___Toc464_36631795" text:style-name="Internet_20_link" text:visited-style-name="Internet_20_link">Bestiář</text:a><text:tab/>4</text:p>
          <text:p text:style-name="P47"><text:a xlink:type="simple" xlink:href="#__RefHeading___Toc466_36631795" text:style-name="Internet_20_link" text:visited-style-name="Internet_20_link">Duše</text:a><text:tab/>4</text:p>
          <text:p text:style-name="P47"><text:a xlink:type="simple" xlink:href="#__RefHeading___Toc468_36631795" text:style-name="Internet_20_link" text:visited-style-name="Internet_20_link">Cizí světy</text:a><text:tab/>5</text:p>
          <text:p text:style-name="P46"><text:a xlink:type="simple" xlink:href="#__RefHeading___Toc470_36631795" text:style-name="Internet_20_link" text:visited-style-name="Internet_20_link">Nemrtví</text:a><text:tab/>5</text:p>
          <text:p text:style-name="P47"><text:a xlink:type="simple" xlink:href="#__RefHeading___Toc472_36631795" text:style-name="Internet_20_link" text:visited-style-name="Internet_20_link">Nižší nemrtví</text:a><text:tab/>5</text:p>
          <text:p text:style-name="P47"><text:a xlink:type="simple" xlink:href="#__RefHeading___Toc474_36631795" text:style-name="Internet_20_link" text:visited-style-name="Internet_20_link">Vyšší nemrtví</text:a><text:tab/>6</text:p>
          <text:p text:style-name="P46"><text:a xlink:type="simple" xlink:href="#__RefHeading___Toc476_36631795" text:style-name="Internet_20_link" text:visited-style-name="Internet_20_link">Démoni</text:a><text:tab/>6</text:p>
          <text:p text:style-name="P47"><text:a xlink:type="simple" xlink:href="#__RefHeading___Toc478_36631795" text:style-name="Internet_20_link" text:visited-style-name="Internet_20_link">Vy</text:a><text:a xlink:type="simple" xlink:href="#__RefHeading___Toc478_36631795" text:style-name="Internet_20_link" text:visited-style-name="Internet_20_link">mítání</text:a><text:a xlink:type="simple" xlink:href="#__RefHeading___Toc478_36631795" text:style-name="Internet_20_link" text:visited-style-name="Internet_20_link"> démonů</text:a><text:tab/>6</text:p>
          <text:p text:style-name="P47"><text:a xlink:type="simple" xlink:href="#__RefHeading___Toc480_36631795" text:style-name="Internet_20_link" text:visited-style-name="Internet_20_link">Vyhošťování démonů</text:a><text:tab/>7</text:p>
          <text:p text:style-name="P47"><text:a xlink:type="simple" xlink:href="#__RefHeading___Toc482_36631795" text:style-name="Internet_20_link" text:visited-style-name="Internet_20_link">Ochranné kruhy</text:a><text:tab/>7</text:p>
          <text:p text:style-name="P47"><text:a xlink:type="simple" xlink:href="#__RefHeading___Toc484_36631795" text:style-name="Internet_20_link" text:visited-style-name="Internet_20_link">Astrální démoni</text:a><text:tab/>7</text:p>
          <text:p text:style-name="P47"><text:a xlink:type="simple" xlink:href="#__RefHeading___Toc486_36631795" text:style-name="Internet_20_link" text:visited-style-name="Internet_20_link">D</text:a><text:a xlink:type="simple" xlink:href="#__RefHeading___Toc486_36631795" text:style-name="Internet_20_link" text:visited-style-name="Internet_20_link">émoni z j</text:a><text:a xlink:type="simple" xlink:href="#__RefHeading___Toc486_36631795" text:style-name="Internet_20_link" text:visited-style-name="Internet_20_link">iných</text:a><text:a xlink:type="simple" xlink:href="#__RefHeading___Toc486_36631795" text:style-name="Internet_20_link" text:visited-style-name="Internet_20_link"> d</text:a><text:a xlink:type="simple" xlink:href="#__RefHeading___Toc486_36631795" text:style-name="Internet_20_link" text:visited-style-name="Internet_20_link">imenzí</text:a><text:tab/>8</text:p>
          <text:p text:style-name="P46"><text:a xlink:type="simple" xlink:href="#__RefHeading___Toc488_36631795" text:style-name="Internet_20_link" text:visited-style-name="Internet_20_link">Resources</text:a><text:tab/>8</text:p>
          <text:p text:style-name="P45"><text:a xlink:type="simple" xlink:href="#__RefHeading___Toc490_36631795" text:style-name="Internet_20_link" text:visited-style-name="Internet_20_link">BAZILIŠEK</text:a><text:tab/>9</text:p>
        </text:index-body>
      </text:table-of-content>
      <text:p text:style-name="P40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3">Verze 0.<text:span text:style-name="T1">0</text:span></text:p>
      <text:h text:style-name="P49" text:outline-level="2"><text:bookmark-start text:name="__RefHeading___Toc462_36631795"/>TODO:<text:bookmark-end text:name="__RefHeading___Toc462_36631795"/></text:h>
      <text:p text:style-name="P65"><text:span text:style-name="T47">Chci vůbec hlen zelený?<text:line-break/>- asi ne</text:span></text:p>
      <text:p text:style-name="P65"><text:span text:style-name="T48">Co je to vlastně „magický tvor“ a proč je dobrý to rozlišovat?<text:line-break/>- jsou nemrtví „magičtí tvorové?“<text:line-break/>- co oživlé sochy?<text:line-break/>- harpyje, gorgona, obří brouk?</text:span></text:p>
      <text:p text:style-name="P65"><text:span text:style-name="T48">IDEA: Obří had nebo brouk není sám o sobě magický. Kouzlo pouze způsobilo mutaci, ale od té doby se rozmnožuje samostatně.<text:line-break/>- to by mohl bejt rozlišovací znak – magičtí tvorové se nedokážou sami rozmnožovat (asi nebrat, jednorožec je nejspíš magický tvor a rozmnožovat se asi může)<text:line-break/></text:span></text:p>
      <text:h text:style-name="Heading_20_1" text:outline-level="1"><text:bookmark-start text:name="__RefHeading___Toc464_36631795"/>B<text:span text:style-name="T18">estiář</text:span><text:bookmark-end text:name="__RefHeading___Toc464_36631795"/></text:h>
      <text:h text:style-name="P51" text:outline-level="3">Obří varianty nestvůr</text:h>
      <text:p text:style-name="P67">- <text:span text:style-name="T51">obří brouci, pavouci, hadi a podobně</text:span></text:p>
      <text:p text:style-name="P67"><text:span text:style-name="T50">Jsou to výsledky magických experimentů, </text:span><text:span text:style-name="T17">povětšinou</text:span><text:span text:style-name="T50"> vyšlechtěné jako stráže nebo nestvůry v armádách temných mágů. Časem zdivočely.</text:span></text:p>
      <text:h text:style-name="Heading_20_3" text:outline-level="3"><text:bookmark-start text:name="__RefHeading___Toc466_36631795"/>Duše<text:bookmark-end text:name="__RefHeading___Toc466_36631795"/></text:h>
      <text:p text:style-name="P8">Duše před<text:span text:style-name="T19">stavuje nesmrtelnou, nehmotnou </text:span><text:span text:style-name="T2">č</text:span><text:span text:style-name="T8">ást</text:span><text:span text:style-name="T19"> každého inteligentního tvora. Někteří tvorové, například zvířata nebo hmyz, duši nemají. Poznáš to tak, že mají hodnotu Duše proškrtnutou. Znamená to, že na ně nepůsobí kouzla a schopnosti ovlivňující duši nebo mysl nebo způsobující </text:span><text:span text:style-name="T20">duševní</text:span><text:span text:style-name="T19"> zranění.<text:line-break/><text:tab/></text:span><text:span text:style-name="T2">Duše souvisí s kouzly a magií – tvorové, kteří nemají duši, nemohou kouzlit ani používat kouzelné předměty. Mohou ale používat lektvary a ostatní alchymistické výrobky, protože t</text:span><text:span text:style-name="T6">y jsou kouzlen</text:span><text:span text:style-name="T9">é</text:span><text:span text:style-name="T6"> díky</text:span><text:span text:style-name="T2"> magenergi</text:span><text:span text:style-name="T6">i</text:span><text:span text:style-name="T2">, kterou do nich alchymista vložil při výrobě.<text:line-break/><text:tab/>Po smrti těla duše opustí fyzický svět, ale nepřestává existovat. Je možné s ní pomocí kouzel navázat kontakt, nebo ji přivolat zpět – takto například vznikají někteří nemrtví.</text:span><text:span text:style-name="T3"><text:line-break/><text:tab/>K</text:span><text:span text:style-name="T4">dyž je duše </text:span><text:span text:style-name="T5">z těla</text:span><text:span text:style-name="T4"> vypuzena jinak než smrtí, tělo žije dál, ale jde pak o tvora bez duše – nemůže kouzlit ani používat magické předměty</text:span><text:span text:style-name="T7">,</text:span><text:span text:style-name="T4"> chová se jako zvíře </text:span><text:span text:style-name="T7">a nepůsobí na </text:span><text:span text:style-name="T10">něj</text:span><text:span text:style-name="T7"> duševní či psychická kouzla a schopnosti</text:span><text:span text:style-name="T4">.</text:span></text:p>
      <text:h text:style-name="Heading_20_3" text:outline-level="3"><text:soft-page-break/>Obří červ</text:h>
      <text:p text:style-name="P15">Žije ve vlhkých, hlubokých šachtách nebo ve studnách.</text:p>
      <text:p text:style-name="P15">Dokáže šplhat po stěnách, ale ne po stropě.</text:p>
      <text:p text:style-name="P15">Je to masožravec, dokáže pohltit obrovské množství potravy naráz a žít z ní potom celé měsíce. Ve jeho doupěti je možné najít nestrávené zbytky jeho obětí – zbraně, šperky a podobně.</text:p>
      <text:p text:style-name="P16">Celým tělem vylučuje paralytický sekret (jed).</text:p>
      <text:p text:style-name="P17">Když je hladový, útočí bez pudu sebezáchovy. Pokud se mu ale oběť ztratí z dosahu, hned na ni zapomene.</text:p>
      <text:p text:style-name="P18">Čím se orientuje? Čichem?</text:p>
      <text:p text:style-name="P19">Životy závisí na délce.</text:p>
      <text:p text:style-name="P19">- co se z něj líhne?</text:p>
      <text:h text:style-name="Heading_20_3" text:outline-level="3">Obří dikobraz</text:h>
      <text:p text:style-name="P9">Je masožravý.</text:p>
      <text:p text:style-name="P9">Jeho ostny obsahují magenergii.</text:p>
      <text:p text:style-name="P10">Ostny při zásahu ochromují (asi spíš magie než jed)</text:p>
      <text:h text:style-name="P50" text:outline-level="3">Cizí postavy</text:h>
      <text:h text:style-name="Heading_20_3" text:outline-level="3">Dra<text:span text:style-name="T36">ci</text:span></text:h>
      <text:p text:style-name="P12">Mají tendenci hromadit poklady.</text:p>
      <text:p text:style-name="P13">Imunita proti svému dechu.</text:p>
      <text:p text:style-name="P14"><text:soft-page-break/>Spící drak.</text:p>
      <text:p text:style-name="P24"><text:span text:style-name="T29">Bílý – mráz, schopnost: mrazivá </text:span><text:span text:style-name="T11">v</text:span><text:span text:style-name="T12">ánice, </text:span><text:span text:style-name="T14">prostředí: zasněžené hory, ledové pláně</text:span></text:p>
      <text:p text:style-name="P11">Černý – <text:span text:style-name="T24">žíravina, schopnost: tma, možná černý kouř, prostředí: bažiny</text:span></text:p>
      <text:p text:style-name="P24"><text:span text:style-name="T29">Zelený – jed, schopnost: mlha, prostředí: </text:span><text:span text:style-name="T13">l</text:span><text:span text:style-name="T14">esy</text:span></text:p>
      <text:p text:style-name="P30"><text:span text:style-name="T28">Rudý – oheň, schopnost: </text:span><text:span text:style-name="T12">v</text:span><text:span text:style-name="T16">láda nad ohněm</text:span><text:span text:style-name="T28">, prostředí: sopka</text:span></text:p>
      <text:p text:style-name="P27">Modrý – voda? <text:span text:style-name="T30">led? Horká pára? Možná vůbec nepoužívají dech</text:span>, schopnost: vyvolání bouře nebo vodního proudu, prostředí: jezera, oceány. <text:span text:style-name="T31">Žijí často pod vodou</text:span></text:p>
      <text:p text:style-name="P29"><text:span text:style-name="T34">Žlutý – </text:span><text:span text:style-name="T16">žhavý vzduch jako z pece</text:span><text:span text:style-name="T34">, schopnost: dusivé horko, prostředí: rozpálená poušť</text:span></text:p>
      <text:p text:style-name="P20">IDEA: Staty podle velikosti, ne podle barvy. Barva určuje jen druh dechu a imunitu. <text:span text:style-name="T27">Ideálně i schopnosti podle barvy.</text:span></text:p>
      <text:p text:style-name="P21">Starší draci by taky měli mít víc schopností.</text:p>
      <text:p text:style-name="P25">Každý drak by měl mít unikátní sadu schopností.</text:p>
      <text:p text:style-name="P28">Použití dechu: drak se musí jedno kolo pořádně nadechnout (neútočí)</text:p>
      <text:p text:style-name="P20">Dráče</text:p>
      <text:p text:style-name="P20">- <text:span text:style-name="T25">ještě nemá dech</text:span></text:p>
      <text:p text:style-name="P20">Mladý drak</text:p>
      <text:p text:style-name="P20">- <text:span text:style-name="T25">má už dech, ale ne další schopnosti</text:span></text:p>
      <text:p text:style-name="P20">Dospělý drak</text:p>
      <text:p text:style-name="P20"><text:soft-page-break/>Starý drak</text:p>
      <text:p text:style-name="P22">Schopnosti draků:</text:p>
      <text:p text:style-name="P22">- zmámení</text:p>
      <text:p text:style-name="P22">- rozkaz</text:p>
      <text:p text:style-name="P22">- <text:span text:style-name="T27">děsivý řev</text:span></text:p>
      <text:p text:style-name="P22">- <text:span text:style-name="T32">spánek</text:span></text:p>
      <text:p text:style-name="P22">- <text:span text:style-name="T33">paralýza</text:span></text:p>
      <text:p text:style-name="P22">- <text:span text:style-name="T27">bojová telekineze (rozhýbe všechny předměty kolem)</text:span></text:p>
      <text:p text:style-name="P23"><text:span text:style-name="T26">- </text:span><text:span text:style-name="T15">metamorfóza (do člověka, do elfa a podobně) – to se celkem hodí k zeleným drakům</text:span></text:p>
      <text:p text:style-name="P26">Jsou draci inteligentní? Mluví? Mají vlastní cíle a záměry?<text:line-break/>- to bych asi nechal na PJovi.<text:line-break/>- Divocí draci budou působit živelněji, mluvící draci pohádkověji, draci s vlastními cíli a záměry se hodí do příběhů po politice a machinacích, nebo třeba jako mocní protivníci vládnoucí vlastním říším</text:p>
      <text:h text:style-name="P50" text:outline-level="3">Cizí postavy</text:h>
      <text:h text:style-name="Heading_20_3" text:outline-level="3">Hadi</text:h>
      <text:p text:style-name="Text_20_body">- <text:span text:style-name="T39">nejsou zranitelní svým vlastním jedem</text:span></text:p>
      <text:p text:style-name="P62">TODO: Obří varianty (asi od jakéhokoliv hada). Je to pak magický tvor? <text:span text:style-name="T43">Asi ne.</text:span></text:p>
      <text:p text:style-name="P62">- <text:span text:style-name="T43">jak bojuje škrtič, jak bojuje jedovatý had.</text:span></text:p>
      <text:p text:style-name="P62"><text:soft-page-break/>- <text:span text:style-name="T44">plivání jedu (zmije?)</text:span></text:p>
      <text:h text:style-name="Heading_20_4" text:outline-level="4">Hroznýš</text:h>
      <text:p text:style-name="P56">10 metrů?</text:p>
      <text:p text:style-name="Text_20_body">- <text:span text:style-name="T40">škrtič</text:span></text:p>
      <text:p text:style-name="P57">Trojhranná hlava a silné tělo.</text:p>
      <text:p text:style-name="P57">Škrcení nebo úder nosem.</text:p>
      <text:h text:style-name="Heading_20_4" text:outline-level="4">Chřestýš</text:h>
      <text:p text:style-name="P55">3 metry</text:p>
      <text:p text:style-name="Text_20_body">- <text:span text:style-name="T41">jed</text:span></text:p>
      <text:p text:style-name="P54">Hnědé a bílé skvrny v károvém vzoru. Na konci ocasu má chřestidlo, kterým varuje případné útočníky.</text:p>
      <text:h text:style-name="Heading_20_4" text:outline-level="4">Mamba černá</text:h>
      <text:p text:style-name="P58">2-5 metrů</text:p>
      <text:p text:style-name="P59">- <text:span text:style-name="T41">jed (velmi silný)</text:span></text:p>
      <text:p text:style-name="P60">Žije v teplém pásmu (buš, prales)</text:p>
      <text:h text:style-name="Heading_20_4" text:outline-level="4">Zmije</text:h>
      <text:p text:style-name="P61">1-2 metry</text:p>
      <text:p text:style-name="P61">- jed</text:p>
      <text:p text:style-name="P61">Žlutá barva s jamkami na hlavě.</text:p>
      <text:p text:style-name="P61">- <text:span text:style-name="T42">infravidění? (orientuje se podle zdrojů tepla)</text:span></text:p>
      <text:h text:style-name="Heading_20_3" text:outline-level="3"><text:soft-page-break/>Hmyz <text:span text:style-name="T49">a pavouci</text:span></text:h>
      <text:p text:style-name="P66">- Obří varianty <text:span text:style-name="T52">(o malých asi nemá smysl mluvit)</text:span></text:p>
      <text:p text:style-name="P66">- pavouci mají 8 nohou a nemají tykadla. Jsou to dravci.</text:p>
      <text:h text:style-name="Heading_20_4" text:outline-level="4">Brouk nosatec</text:h>
      <text:p text:style-name="Text_20_body">- <text:span text:style-name="T52">metr dlouhý hnědý brouk s půlmetrovým bodcem v přední části těla. Rád útočí s rozběhem (výhoda).</text:span></text:p>
      <text:p text:style-name="Text_20_body">- <text:span text:style-name="T53">umí lítat, ale dělá to jen zřídka.</text:span></text:p>
      <text:h text:style-name="Heading_20_4" text:outline-level="4">Brouk ostnatec</text:h>
      <text:p text:style-name="P68">1.5 metru, <text:span text:style-name="T54">písčitá barva,</text:span> ploché tělo se spoustou ostnů a výrůstků.</text:p>
      <text:p text:style-name="P68">- <text:span text:style-name="T55">létá jen v případě krajní nouze</text:span></text:p>
      <text:h text:style-name="Heading_20_4" text:outline-level="4">Moucha zlodějka</text:h>
      <text:p text:style-name="Text_20_body">- <text:span text:style-name="T56">chci ji vůbec uvádět?</text:span></text:p>
      <text:p text:style-name="P69">Krade lesklé přemděty.</text:p>
      <text:h text:style-name="Heading_20_4" text:outline-level="4">Ploštice zelená</text:h>
      <text:p text:style-name="P70">Jedovatá kusadla – částečné ochromení.</text:p>
      <text:h text:style-name="Heading_20_3" text:outline-level="3">Magičtí tvorové</text:h>
      <text:h text:style-name="Heading_20_4" text:outline-level="4">Gorgona</text:h>
      <text:p text:style-name="P31">Magický tvor</text:p>
      <text:p text:style-name="P31">Zranitelnost pouze kouzlem nebo kouzelnou zbraní?</text:p>
      <text:p text:style-name="P31">Ohavné zvíře s rohy, pařáty, tesáky a křídly.</text:p>
      <text:p text:style-name="P31"><text:soft-page-break/>Umí lítat?</text:p>
      <text:p text:style-name="P31">Po smrti se promění v kámen?</text:p>
      <text:h text:style-name="Heading_20_4" text:outline-level="4">Harpyje</text:h>
      <text:p text:style-name="P32">Napůl orel, napůl žena.</text:p>
      <text:p text:style-name="P53">Zpěv – poblouznění. Test na Duši? <text:span text:style-name="T35">V DrD mohla harpyje poblouzněného požírat, to je asi zbytečný. Může bejt ale oblbnutej, když se na něj harpyje vrhnou (nevýhoda).</text:span></text:p>
      <text:p text:style-name="P63">Říká se, že vidět harpyji přináší smůlu.</text:p>
      <text:p text:style-name="P63">Hnízdí na vysokých skalách, v jeskyních, v ruinách hradů a tvrzí a zpěvem <text:span text:style-name="T45">tam</text:span> lákají kořist.</text:p>
      <text:p text:style-name="P64">(mohou se rozmnožovat? Asi ano...) <text:span text:style-name="T46">Aha, existují i samci s tělem starců (ti nezpívají).</text:span></text:p>
      <text:h text:style-name="Heading_20_3" text:outline-level="3">Skřetí rasy</text:h>
      <text:h text:style-name="Heading_20_4" text:outline-level="4"><text:span text:style-name="T37">G</text:span>oblin</text:h>
      <text:p text:style-name="Text_20_body">- <text:span text:style-name="T38">alchymie</text:span></text:p>
      <text:p text:style-name="Text_20_body">- <text:span text:style-name="T38">šamani (TODO: několik kouzel na výběr)</text:span></text:p>
      <text:h text:style-name="Heading_20_4" text:outline-level="4">Skřet</text:h>
      <text:h text:style-name="Heading_20_4" text:outline-level="4">Ork</text:h>
      <text:h text:style-name="P48" text:outline-level="1"><text:bookmark-start text:name="__RefHeading___Toc490_36631795"/><text:span text:style-name="Emphasis"><text:span text:style-name="T21">BAZILIŠEK</text:span></text:span><text:bookmark-end text:name="__RefHeading___Toc490_36631795"/></text:h>
      <text:p text:style-name="P41"><text:span text:style-name="Emphasis"><text:span text:style-name="T23">Mistický tvor ďábelské podstaty. Jeho jméno znamené "Malý král". Antika ho popisuje jako hada, středověk mu přisoudil podobu kohouta s ještěřím tělem a někdy korunou na hlavě. Prameny shodně popisují smrtící schopnost jeho pohledu. Podle některých antických pramenů je Bazilišek potomkem pověstné Medůzy. Křesťanská mytologie za Baziliška považuje bytost zrozenou z kohoutího vejce, vysezeného hadem nebo žábou.</text:span></text:span></text:p>
      <text:p text:style-name="P42"> </text:p>
      <text:p text:style-name="P43">KERBEROS</text:p>
      <text:p text:style-name="P44">Strážce podsvětí čili pekla. Antika jej popisuje jako obludu s množstvím hlav. Dante jako ďábelského psa s mohutnými drápy, jimiž rve duše zatracenců. Ve skandinávské mytologii je jeho obdobou pes Garm, v bráhmanismu pak Jama. Budhismus hovoří o pekle plném psů - katů duší.</text:p>
      <text:p text:style-name="P42"> </text:p>
      <text:p text:style-name="P43">ZPLOZENEC LEVIATANÚV</text:p>
      <text:p text:style-name="P44">Mořský ďábel potápějící lodě mořeplavců. Podle Iegendy byl potomkem Leviatana, krutého vodního hada, největší obludy všech dob a zvířete Onagera.</text:p>
      <text:p text:style-name="P42"> </text:p>
      <text:p text:style-name="P43">PERMONÍK (Perkmon)</text:p>
      <text:p text:style-name="P44">Trpasličí ďáblové usídlení ve štolách. Zlomyslné, nepřátelské bytosti usilující o život havířů a o zmar jejich díla.</text:p>
      <text:p text:style-name="P42"> </text:p>
      <text:p text:style-name="P43">POCHVIST (Ledový d'ábel)</text:p>
      <text:p text:style-name="P44"><text:soft-page-break/>Démon žijící v horách. Tento ohromný tvor, pohybujíci se na dlouhých nohách, prý vášnivě rád shazoval lidi i zvířata do strží.</text:p>
      <text:p text:style-name="P42"> </text:p>
      <text:p text:style-name="P43">ŠUST</text:p>
      <text:p text:style-name="P44">Lesní ďáblík modravého světélkování těla. Mužík maličkého těla a ohromné hlavy s výraznýma, jakoby mongoloidníma očima a dlouhými kníry. Člověku neusiluje o život, ale o majetek.</text:p>
      <text:p text:style-name="P42"> </text:p>
      <text:p text:style-name="P43">SATYR (Faun, Pan či Silén)</text:p>
      <text:p text:style-name="P44">V antické mytologii přírodní božstvo, chápané však vlivem křesťanství jako bytost démonická. Tito potměšilí a záludní tvorové holdovali pití a světským radovánkám. Od pasu dolů podoby kozlí od pasu nahoru lidské. Na čele měli růžky. Jejich podoba se stala předobrazem středoevropského a německého zpodobení ďábla.</text:p>
      <text:p text:style-name="P42"> </text:p>
      <text:p text:style-name="P42"> </text:p>
      <text:p text:style-name="P42"> </text:p>
      <text:p text:style-name="P43">ŠOTEK (Křistek, Parkus, Zmok, Plevelec, Plivník, Rarach nebo také Kokeš)</text:p>
      <text:p text:style-name="P41"><text:span text:style-name="Emphasis"><text:span text:style-name="T22">Domácí ďáblík sloužící člověku. Za službu žádá jedinou odměnu - duši velitele. Může mít podobu malého človíčka nebo černého kuřete. Šumavské legendy uvádějí i bílou kočku. V domě, kde žil člověk, který ho vyvolal k službě, žije šotek i po jeho smti a obtěžuje svojí přítomností. Z domácích zvířat vyhledává kočky se kterými se přátelí a vyhýbá se psům. Obdobou Šotka je Kohold, přebývající však v lese, někdy též jako ohnivý mužík (Fojerman).</text:span></text:span>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1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 Sans Unicode" svg:font-family="'Lucida Sans Unicode'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1" svg:font-family="Tahoma"/>
    <style:font-face style:name="Tahoma" svg:font-family="Tahoma, 'Lucida Grande CE', lucida, sans-serif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1" svg:font-family="'Lucida Sans Unicode'" style:font-pitch="variable"/>
    <style:font-face style:name="Mangal" svg:font-family="Mangal" style:font-pitch="variable"/>
    <style:font-face style:name="Georgia2" svg:font-family="Georgia" style:font-adornments="Bold" style:font-family-generic="roman" style:font-pitch="variable"/>
    <style:font-face style:name="Georgia1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1" style:font-family-asian="'Lucida Sans Unicode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font-style="normal" officeooo:rsid="3e41a191" style:font-style-asian="normal" style:font-style-complex="normal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1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2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2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2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1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2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2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2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1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WW8Num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dkaz_20_na_20_kapitolu" style:display-name="Odkaz na kapitolu" style:family="text">
      <style:text-properties style:use-window-font-color="true" style:font-name="Georgia" fo:font-family="Georgia" style:font-style-name="Regular" style:font-family-generic="roman" style:font-pitch="variable" fo:font-size="10pt" fo:letter-spacing="0.004cm" fo:language="cs" fo:country="CZ" fo:font-style="normal" fo:font-weight="bold" officeooo:rsid="2af9ce22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style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Odkaz_20_na_20_kapitolu_20_v_20_příkladu" style:display-name="Odkaz na kapitolu v příkladu" style:family="text">
      <style:text-properties style:use-window-font-color="true" style:font-name="Georgia" fo:font-family="Georgia" style:font-style-name="Regular" style:font-family-generic="roman" style:font-pitch="variable" fo:font-size="71%" fo:letter-spacing="0.007cm" fo:language="en" fo:country="US" fo:font-style="normal" fo:font-weight="bold" officeooo:rsid="36c86be9" style:letter-kerning="true" fo:background-color="transparent" style:font-name-asian="Times New Roman" style:font-family-asian="'Times New Roman'" style:font-family-generic-asian="roman" style:font-pitch-asian="variable" style:font-size-asian="10pt" style:language-asian="zxx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3f676b5f" officeooo:paragraph-rsid="3f676b5f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page-number text:select-page="current">1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ork</meta:initial-creator>
    <meta:creation-date>2005-12-09T12:24:00</meta:creation-date>
    <dc:date>2020-02-20T14:30:02.609000000</dc:date>
    <meta:print-date>2113-01-01T00:00:00</meta:print-date>
    <meta:editing-cycles>22635</meta:editing-cycles>
    <meta:editing-duration>P67DT12H41M12S</meta:editing-duration>
    <meta:generator>LibreOffice/6.3.2.2$Windows_X86_64 LibreOffice_project/98b30e735bda24bc04ab42594c85f7fd8be07b9c</meta:generator>
    <dc:creator>York </dc:creator>
    <meta:document-statistic meta:table-count="0" meta:image-count="0" meta:object-count="0" meta:page-count="12" meta:paragraph-count="158" meta:word-count="1260" meta:character-count="7826" meta:non-whitespace-character-count="6688"/>
  </office:meta>
</office:document-meta>
</file>